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 style:list-style-name="L2">
      <style:graphic-properties draw:auto-grow-height="true" fo:min-height="10.335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outline1">
      <style:graphic-properties fo:min-height="10.001cm"/>
      <style:paragraph-properties style:writing-mode="lr-tb"/>
    </style:style>
    <style:style style:name="P1" style:family="paragraph">
      <style:paragraph-properties style:writing-mode="lr-tb"/>
      <style:text-properties fo:language="ru" fo:country="RU" style:language-asian="zxx" style:country-asian="none" style:language-complex="zxx" style:country-complex="none"/>
    </style:style>
    <style:style style:name="P2" style:family="paragraph">
      <loext:graphic-properties draw:fill-color="#ffffff"/>
      <style:paragraph-properties style:writing-mode="lr-tb"/>
      <style:text-properties fo:language="ru" fo:country="RU" style:language-asian="zxx" style:country-asian="none" style:language-complex="zxx" style:country-complex="none"/>
    </style:style>
    <style:style style:name="P3" style:family="paragraph">
      <style:text-properties fo:language="ru" fo:country="RU" style:language-asian="zxx" style:country-asian="none" style:language-complex="zxx" style:country-complex="none"/>
    </style:style>
    <style:style style:name="P4" style:family="paragraph">
      <style:paragraph-properties fo:margin-left="0cm" fo:margin-right="0cm" fo:margin-top="0.074cm" fo:margin-bottom="0cm" fo:text-indent="0cm"/>
      <style:text-properties fo:color="#009bdd" loext:opacity="100%" fo:font-size="15pt" style:letter-kerning="true" style:font-size-asian="15pt" style:language-asian="zxx" style:country-asian="none" style:font-size-complex="15pt" style:language-complex="zxx" style:country-complex="none"/>
    </style:style>
    <style:style style:name="P5" style:family="paragraph">
      <style:paragraph-properties fo:margin-left="0cm" fo:margin-right="0cm" fo:margin-top="0.074cm" fo:margin-bottom="0cm" fo:text-indent="0cm" style:writing-mode="lr-tb"/>
      <style:text-properties fo:color="#009bdd" loext:opacity="100%" fo:font-size="15pt" style:letter-kerning="true" style:font-size-asian="15pt" style:language-asian="zxx" style:country-asian="none" style:font-size-complex="15pt" style:language-complex="zxx" style:country-complex="none"/>
    </style:style>
    <style:style style:name="P6" style:family="paragraph">
      <style:text-properties style:language-asian="zxx" style:country-asian="none" style:language-complex="zxx" style:country-complex="none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.374cm" fo:margin-bottom="0cm" fo:text-indent="0cm"/>
    </style:style>
    <style:style style:name="P9" style:family="paragraph">
      <loext:graphic-properties draw:fill-color="#ffffff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size-asian="15pt" style:language-asian="zxx" style:country-asian="none" style:font-style-asian="normal" style:font-weight-asian="normal" style:font-size-complex="1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language-asian="zxx" style:country-asian="none" style:language-complex="zxx" style:country-complex="none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Проект momo-store</text:p>
            <text:p text:style-name="P1">Выполнил: студент Волохов А.В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3">Цель проекта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Целью данного проекта является построение CI/CD для непрерывной интеграции и доставки артифактов и обеспечение устойчивой работы приложения в среде kuberbnetes с мониторингом приложения и инфраструктуры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Этапы</text:p>
          </draw:text-box>
        </draw:frame>
        <draw:frame presentation:style-name="pr7" draw:text-style-name="P4" draw:layer="layout" svg:width="26cm" svg:height="10.335cm" svg:x="1cm" svg:y="3cm" presentation:class="outline" presentation:user-transformed="true">
          <draw:text-box>
            <text:list text:style-name="L2">
              <text:list-item>
                <text:p text:style-name="P4">Создание репозитория приложения</text:p>
                <text:list>
                  <text:list-item>
                    <text:p text:style-name="P4">.gitlab-ci.yml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5">Сборка frontend и backend компонентов momo-store</text:p>
                                  </text:list-item>
                                  <text:list-item>
                                    <text:p text:style-name="P5">Тестирование приложений </text:p>
                                  </text:list-item>
                                  <text:list-item>
                                    <text:p text:style-name="P5">Публикация артифактов в хранилище</text:p>
                                  </text:list-item>
                                  <text:list-item>
                                    <text:p text:style-name="P5">«Билд» Docker-образа</text:p>
                                  </text:list-item>
                                  <text:list-item>
                                    <text:p text:style-name="P5">Заливка Docker-образа в Container Registry GitLab</text:p>
                                  </text:list-item>
                                  <text:list-item>
                                    <text:p text:style-name="P5">Деплой приложения в k8s кластер (ArgoCD)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Создание репозитория инфраструктуры</text:p>
                <text:list>
                  <text:list-item>
                    <text:p text:style-name="P4">.gitlab-ci.yml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6">Публикация helm-charta в NEXUS</text:p>
                                  </text:list-item>
                                  <text:list-item>
                                    <text:p text:style-name="P6"><text:span text:style-name="T1">«Деплой» (sync в ArgoCD) (В </text:span><text:span text:style-name="T2">ArgoCD используется git репозиторий инфрастуктуры)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Инфраструктура</text:p>
          </draw:text-box>
        </draw:frame>
        <draw:frame presentation:style-name="pr9" draw:layer="layout" svg:width="26cm" svg:height="10cm" svg:x="1cm" svg:y="3cm" presentation:class="outline">
          <draw:text-box>
            <text:list text:style-name="L2">
              <text:list-item>
                <text:p>K8S кластер</text:p>
              </text:list-item>
              <text:list-item>
                <text:p>VM «Devops» : NEXUS, SonarQube</text:p>
              </text:list-item>
              <text:list-item>
                <text:p text:style-name="P8"><text:span text:style-name="T3">S3 Storage: картинки, terraform.tfstate для k8s и </text:span>«Devops»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Мониторинг</text:p>
          </draw:text-box>
        </draw:frame>
        <draw:frame presentation:style-name="pr9" draw:layer="layout" svg:width="26cm" svg:height="10cm" svg:x="1cm" svg:y="3cm" presentation:class="outline">
          <draw:text-box>
            <text:list text:style-name="L2">
              <text:list-item>
                <text:p>Loki+Promtail - логирование</text:p>
              </text:list-item>
              <text:list-item>
                <text:p>Prometheus — снятие метрик</text:p>
              </text:list-item>
              <text:list-item>
                <text:p>Grafana — Дашборд (logs+metrics)<text:tab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8T11:24:35.266071758</meta:creation-date>
    <meta:editing-duration>PT18M59S</meta:editing-duration>
    <meta:editing-cycles>4</meta:editing-cycles>
    <meta:generator>LibreOffice/7.3.5.2$Linux_X86_64 LibreOffice_project/30$Build-2</meta:generator>
    <dc:title>Blue Curve</dc:title>
    <dc:date>2022-08-18T12:55:32.923108716</dc:date>
    <meta:document-statistic meta:object-count="54"/>
  </office:meta>
</office:document-meta>
</file>